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510" officeooo:paragraph-rsid="001e4510"/>
    </style:style>
    <style:style style:name="P2" style:family="paragraph" style:parent-style-name="Standard">
      <style:text-properties officeooo:rsid="0020c32c" officeooo:paragraph-rsid="0020c32c"/>
    </style:style>
    <style:style style:name="T1" style:family="text">
      <style:text-properties officeooo:rsid="0020c32c"/>
    </style:style>
    <style:style style:name="T2" style:family="text">
      <style:text-properties officeooo:rsid="00215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ceto:</text:p>
      <text:p text:style-name="P1">Libro 1: “El principe y la maga”</text:p>
      <text:p text:style-name="P1"/>
      <text:p text:style-name="P1">Capitulo 1: “Invitación”</text:p>
      <text:p text:style-name="P2">La llegada de un nuevo calendario y una nueva estación, asi recibe las noticias de su prometido, Silvia, la hija mayor de la familia Silverstein, las ventas y el comercio van estupendamente, su compromiso que fue aplazado por mucho tiempo <text:span text:style-name="T2">esta listo para ser consumado y solo necesitan de la aprobación de la cabeza familiar; sin embargo, una invitación extraña del rey llega a sus puertas, que respondera, es el inicio de </text:span></text:p>
      <text:p text:style-name="P1">Capitulo 2: “Capitan”</text:p>
      <text:p text:style-name="P1">Capitulo 3: “Fiesta”</text:p>
      <text:p text:style-name="P1">Capitulo 4: “Mision”</text:p>
      <text:p text:style-name="P1">Capitulo 5: “Tratos”</text:p>
      <text:p text:style-name="P1">Capitulo 6: “5 familias”</text:p>
      <text:p text:style-name="P1">Capitulo 7: “Perdidos”</text:p>
      <text:p text:style-name="P1">Capitulo 8: “El segundo principe”</text:p>
      <text:p text:style-name="P1">Capitulo 9: “Aldea demonio”</text:p>
      <text:p text:style-name="P1">Capitulo 10: “<text:span text:style-name="T1">Compromiso</text:span>”</text:p>
      <text:p text:style-name="P2">Capitulo 11: “<text:tab/>”</text:p>
      <text:p text:style-name="P1"/>
      <text:p text:style-name="P1">Libro 2: “<text:span text:style-name="T1">La academia magica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2:54:26.909260805</meta:creation-date>
    <dc:date>2018-10-13T13:44:31.091855555</dc:date>
    <meta:editing-duration>PT9M33S</meta:editing-duration>
    <meta:editing-cycles>1</meta:editing-cycles>
    <meta:document-statistic meta:table-count="0" meta:image-count="0" meta:object-count="0" meta:page-count="1" meta:paragraph-count="15" meta:word-count="123" meta:character-count="743" meta:non-whitespace-character-count="634"/>
    <meta:generator>LibreOffice/6.0.6.2$Linux_X86_64 LibreOffice_project/00m0$Build-2</meta:generator>
  </office:meta>
</office:document-meta>
</file>